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textarea-horizontal-align="justify" draw:textarea-vertical-align="middle" draw:auto-grow-height="false" fo:min-height="0.309cm" fo:min-width="0.14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405cm"/>
    </style:style>
    <style:style style:name="gr6" style:family="graphic" style:parent-style-name="objectwithoutfill">
      <style:graphic-properties svg:stroke-color="#3465a4" draw:marker-start="" draw:marker-start-width="0.3cm" draw:marker-end="Arrow" draw:marker-end-width="0.254cm" draw:fill="solid" draw:textarea-vertical-align="middle"/>
    </style:style>
    <style:style style:name="gr7" style:family="graphic" style:parent-style-name="objectwithoutfill">
      <style:graphic-properties draw:stroke="dash" draw:stroke-dash="Ultrafine_20_Dashed" svg:stroke-color="#3465a4" draw:marker-start="" draw:marker-start-width="0.3cm" draw:marker-end="Arrow" draw:marker-end-width="0.254cm" draw:fill="solid" draw:textarea-vertical-align="middle"/>
    </style:style>
    <style:style style:name="P1" style:family="paragraph">
      <loext:graphic-properties draw:fill="none" draw:fill-color="#ffffff"/>
      <style:text-properties fo:color="#808080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color="#808080"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color="#808080" fo:font-size="6pt" style:font-size-asian="6pt" style:font-size-complex="6pt"/>
    </style:style>
    <style:style style:name="T1" style:family="text">
      <style:text-properties fo:color="#808080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80808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65cm" svg:height="0.962cm" svg:x="1.508cm" svg:y="1.435cm">
          <draw:text-box>
            <text:p><text:span text:style-name="T1">Listeners <text:s text:c="9"/>Routers <text:s text:c="9"/>Groups/Modifiers <text:s text:c="9"/>Resolvers</text:span></text:p>
          </draw:text-box>
        </draw:frame>
        <draw:custom-shape draw:style-name="gr2" draw:text-style-name="P3" xml:id="id6" draw:id="id6" draw:layer="layout" svg:width="1.016cm" svg:height="1.016cm" svg:x="2.524cm" svg:y="3.54cm">
          <text:p text:style-name="P2"><text:span text:style-name="T2">:53/ud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1.016cm" svg:height="1.016cm" svg:x="6.71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1.016cm" svg:height="0.889cm" svg:x="10.779cm" svg:y="3.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2" draw:id="id2" draw:layer="layout" svg:width="1.905cm" svg:height="0.762cm" svg:x="17.256cm" svg:y="3.159cm">
          <text:p text:style-name="P2"><text:span text:style-name="T2">8.8.8.8:853</text:span></text:p>
          <text:p text:style-name="P2"><text:span text:style-name="T2">DNS-over-TL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016cm" svg:height="0.889cm" svg:x="13.7cm" svg:y="3.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3" draw:id="id3" draw:layer="layout" svg:width="1.905cm" svg:height="0.762cm" svg:x="17.256cm" svg:y="4.302cm">
          <text:p text:style-name="P2"><text:span text:style-name="T2">1.1.1.1:53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.716cm" svg:y1="3.984cm" svg:x2="17.256cm" svg:y2="3.54cm" draw:start-shape="id1" draw:start-glue-point="7" draw:end-shape="id2" draw:end-glue-point="3" svg:d="M14716 3984l2540-444" svg:viewBox="0 0 2541 445">
          <text:p/>
        </draw:connector>
        <draw:connector draw:style-name="gr7" draw:text-style-name="P4" draw:layer="layout" draw:type="line" svg:x1="14.716cm" svg:y1="3.984cm" svg:x2="17.256cm" svg:y2="4.683cm" draw:start-shape="id1" draw:start-glue-point="7" draw:end-shape="id3" draw:end-glue-point="3" svg:d="M14716 3984l2540 699" svg:viewBox="0 0 2541 700">
          <text:p/>
        </draw:connector>
        <draw:connector draw:style-name="gr6" draw:text-style-name="P4" draw:layer="layout" draw:type="line" svg:x1="11.795cm" svg:y1="3.984cm" svg:x2="13.7cm" svg:y2="3.984cm" draw:start-shape="id4" draw:start-glue-point="7" draw:end-shape="id1" draw:end-glue-point="5" svg:d="M11795 3984h1905" svg:viewBox="0 0 1906 1">
          <text:p/>
        </draw:connector>
        <draw:connector draw:style-name="gr6" draw:text-style-name="P4" draw:layer="layout" draw:type="line" svg:x1="7.731cm" svg:y1="4.048cm" svg:x2="10.779cm" svg:y2="3.984cm" draw:start-shape="id5" draw:start-glue-point="10" draw:end-shape="id4" draw:end-glue-point="5" svg:d="M7731 4048l3048-64" svg:viewBox="0 0 3049 65">
          <text:p/>
        </draw:connector>
        <draw:connector draw:style-name="gr6" draw:text-style-name="P4" draw:layer="layout" draw:type="line" svg:x1="3.54cm" svg:y1="4.048cm" svg:x2="6.715cm" svg:y2="4.048cm" draw:start-shape="id6" draw:start-glue-point="7" draw:end-shape="id5" draw:end-glue-point="6" svg:d="M3540 4048h3175" svg:viewBox="0 0 3176 1">
          <text:p/>
        </draw:connector>
        <draw:custom-shape draw:style-name="gr4" draw:text-style-name="P2" xml:id="id7" draw:id="id7" draw:layer="layout" svg:width="1.016cm" svg:height="0.889cm" svg:x="10.78cm" svg:y="6.2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4" draw:layer="layout" draw:type="line" svg:x1="7.583cm" svg:y1="4.408cm" svg:x2="10.78cm" svg:y2="6.651cm" draw:start-shape="id5" draw:start-glue-point="9" draw:end-shape="id7" draw:end-glue-point="5" svg:d="M7583 4408l3197 2243" svg:viewBox="0 0 3198 2244">
          <text:p/>
        </draw:connector>
        <draw:custom-shape draw:style-name="gr5" draw:text-style-name="P3" xml:id="id8" draw:id="id8" draw:layer="layout" svg:width="1.905cm" svg:height="0.762cm" svg:x="17.256cm" svg:y="6.334cm">
          <text:p text:style-name="P2"><text:span text:style-name="T2">192.168.1.1:53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1.796cm" svg:y1="6.651cm" svg:x2="17.256cm" svg:y2="6.715cm" draw:start-shape="id7" draw:start-glue-point="7" draw:end-shape="id8" draw:end-glue-point="3" svg:d="M11796 6651l5460 64" svg:viewBox="0 0 5461 65">
          <text:p/>
        </draw:connector>
        <draw:custom-shape draw:style-name="gr2" draw:text-style-name="P3" xml:id="id9" draw:id="id9" draw:layer="layout" svg:width="1.016cm" svg:height="1.016cm" svg:x="2.525cm" svg:y="6.08cm">
          <text:p text:style-name="P2"><text:span text:style-name="T2">:443/tc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3.541cm" svg:y1="6.588cm" svg:x2="6.863cm" svg:y2="4.408cm" draw:start-shape="id9" draw:start-glue-point="7" draw:end-shape="id5" draw:end-glue-point="7" svg:d="M3541 6588l3322-2180" svg:viewBox="0 0 3323 2181">
          <text:p/>
        </draw:connector>
        <draw:frame draw:style-name="gr1" draw:text-style-name="P5" draw:layer="layout" svg:width="1.874cm" svg:height="0.489cm" svg:x="13.223cm" svg:y="3.051cm">
          <draw:text-box>
            <text:p><text:span text:style-name="T3">Type: fail-back</text:span></text:p>
          </draw:text-box>
        </draw:frame>
        <draw:frame draw:style-name="gr1" draw:text-style-name="P5" draw:layer="layout" svg:width="1.836cm" svg:height="0.489cm" svg:x="10.34cm" svg:y="5.699cm">
          <draw:text-box>
            <text:p><text:span text:style-name="T3">Type: blocklist</text:span></text:p>
          </draw:text-box>
        </draw:frame>
        <draw:frame draw:style-name="gr1" draw:text-style-name="P5" draw:layer="layout" svg:width="1.78cm" svg:height="0.489cm" svg:x="10.271cm" svg:y="3.09cm">
          <draw:text-box>
            <text:p><text:span text:style-name="T3">Type: replace</text:span></text:p>
          </draw:text-box>
        </draw:frame>
        <draw:frame draw:style-name="gr1" draw:text-style-name="P6" draw:layer="layout" svg:width="1.924cm" svg:height="0.727cm" svg:x="2.143cm" svg:y="2.813cm">
          <draw:text-box>
            <text:p text:style-name="P2"><text:span text:style-name="T3">Standard UDP </text:span></text:p>
            <text:p text:style-name="P2"><text:span text:style-name="T3">listener</text:span></text:p>
          </draw:text-box>
        </draw:frame>
        <draw:frame draw:style-name="gr1" draw:text-style-name="P6" draw:layer="layout" svg:width="2.2cm" svg:height="0.727cm" svg:x="2.016cm" svg:y="5.353cm">
          <draw:text-box>
            <text:p text:style-name="P2"><text:span text:style-name="T3">DNS-over-HTTPS</text:span></text:p>
            <text:p text:style-name="P2"><text:span text:style-name="T3">listener</text:span></text:p>
          </draw:text-box>
        </draw:frame>
        <draw:frame draw:style-name="gr1" draw:text-style-name="P5" draw:layer="layout" svg:width="2.263cm" svg:height="0.489cm" svg:x="17.025cm" svg:y="2.67cm">
          <draw:text-box>
            <text:p><text:span text:style-name="T3">Upstream 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0T09:24:39.308171443</meta:creation-date>
    <dc:date>2019-07-20T09:52:36.816105553</dc:date>
    <meta:editing-duration>PT17M8S</meta:editing-duration>
    <meta:editing-cycles>2</meta:editing-cycles>
    <meta:generator>LibreOffice/6.2.4.2.0$Linux_X86_64 LibreOffice_project/20$Build-2</meta:generator>
    <meta:document-statistic meta:object-count="24"/>
  </office:meta>
</office:document-meta>
</file>